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4.7708in" table:align="left"/>
    </style:style>
    <style:style style:name="Table2.A" style:family="table-column">
      <style:table-column-properties style:column-width="2.4875in"/>
    </style:style>
    <style:style style:name="Table2.B" style:family="table-column">
      <style:table-column-properties style:column-width="2.2833in"/>
    </style:style>
    <style:style style:name="Table2.A1" style:family="table-cell">
      <style:table-cell-properties style:vertical-align="middle" fo:padding="0.0194in" fo:border="none"/>
    </style:style>
    <style:style style:name="Table3" style:family="table">
      <style:table-properties style:width="6.8174in" table:align="left"/>
    </style:style>
    <style:style style:name="Table3.A" style:family="table-column">
      <style:table-column-properties style:column-width="3.6875in"/>
    </style:style>
    <style:style style:name="Table3.B" style:family="table-column">
      <style:table-column-properties style:column-width="3.1299in"/>
    </style:style>
    <style:style style:name="Table3.A1" style:family="table-cell">
      <style:table-cell-properties style:vertical-align="middle" fo:padding="0.0194in" fo:border="none"/>
    </style:style>
    <style:style style:name="Table4" style:family="table">
      <style:table-properties style:width="4.7444in" table:align="left"/>
    </style:style>
    <style:style style:name="Table4.A" style:family="table-column">
      <style:table-column-properties style:column-width="2.3618in"/>
    </style:style>
    <style:style style:name="Table4.B" style:family="table-column">
      <style:table-column-properties style:column-width="2.3826in"/>
    </style:style>
    <style:style style:name="Table4.A1" style:family="table-cell">
      <style:table-cell-properties style:vertical-align="middle" fo:padding="0.0194in" fo:border="none"/>
    </style:style>
    <style:style style:name="Table5" style:family="table">
      <style:table-properties style:width="5.2319in" table:align="left"/>
    </style:style>
    <style:style style:name="Table5.A" style:family="table-column">
      <style:table-column-properties style:column-width="2.8493in"/>
    </style:style>
    <style:style style:name="Table5.B" style:family="table-column">
      <style:table-column-properties style:column-width="2.3826in"/>
    </style:style>
    <style:style style:name="Table5.A1" style:family="table-cell">
      <style:table-cell-properties style:vertical-align="middle" fo:padding="0.0194in" fo:border="none"/>
    </style:style>
    <style:style style:name="P1" style:family="paragraph" style:parent-style-name="Standard">
      <style:paragraph-properties fo:text-align="center" style:justify-single-word="false" fo:orphans="0" fo:widows="0" style:text-autospace="none"/>
      <style:text-properties style:font-name="Arial" fo:font-weight="bold" style:font-weight-asian="bold" style:font-name-complex="Arial"/>
    </style:style>
    <style:style style:name="P2" style:family="paragraph" style:parent-style-name="Standard">
      <style:paragraph-properties fo:line-height="100%" fo:text-align="center" style:justify-single-word="false" fo:orphans="0" fo:widows="0" style:text-autospace="none"/>
      <style:text-properties style:font-name="Arial" fo:font-weight="bold" style:font-weight-asian="bold" style:font-name-complex="Arial"/>
    </style:style>
    <style:style style:name="P3" style:family="paragraph" style:parent-style-name="Standard">
      <style:paragraph-properties fo:text-align="center" style:justify-single-word="false" fo:orphans="0" fo:widows="0" style:text-autospace="none"/>
      <style:text-properties style:font-name="Arial" style:font-name-complex="Arial"/>
    </style:style>
    <style:style style:name="P4" style:family="paragraph" style:parent-style-name="Standard">
      <style:text-properties style:font-name="Arial" fo:font-size="10pt" style:font-size-asian="10pt" style:font-name-complex="Arial" style:font-size-complex="10pt"/>
    </style:style>
    <style:style style:name="P5" style:family="paragraph" style:parent-style-name="Standard">
      <style:paragraph-properties fo:orphans="0" fo:widows="0" style:text-autospace="none"/>
      <style:text-properties style:font-name="Arial" fo:font-size="10pt" style:font-size-asian="10pt" style:font-name-complex="Arial" style:font-size-complex="10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0pt"/>
    </style:style>
    <style:style style:name="P7" style:family="paragraph" style:parent-style-name="Standard">
      <style:paragraph-properties fo:text-align="center" style:justify-single-word="false" fo:orphans="0" fo:widows="0" style:text-autospace="none"/>
      <style:text-properties style:font-name="Arial" fo:font-size="10pt" style:font-size-asian="10pt" style:font-name-complex="Arial" style:font-size-complex="10pt"/>
    </style:style>
    <style:style style:name="P8" style:family="paragraph" style:parent-style-name="Standard">
      <style:paragraph-properties style:line-height-at-least="0.1665in" fo:hyphenation-ladder-count="no-limit">
        <style:tab-stops>
          <style:tab-stop style:position="-0.5in"/>
        </style:tab-stops>
      </style:paragraph-properties>
      <style:text-properties style:font-name="Arial" fo:font-size="10pt" style:font-size-asian="10pt" style:font-name-complex="Arial" style:font-size-complex="10pt" fo:hyphenate="false" fo:hyphenation-remain-char-count="2" fo:hyphenation-push-char-count="2"/>
    </style:style>
    <style:style style:name="P9" style:family="paragraph" style:parent-style-name="Standard">
      <style:paragraph-properties style:text-autospace="none"/>
      <style:text-properties style:font-name="Arial" fo:font-size="10pt" style:font-size-asian="10pt" style:font-name-complex="Arial" style:font-size-complex="10pt"/>
    </style:style>
    <style:style style:name="P10" style:family="paragraph" style:parent-style-name="Standard">
      <style:paragraph-properties style:text-autospace="none"/>
      <style:text-properties style:font-name="Arial" fo:font-size="10pt" style:font-size-asian="10pt" style:font-name-complex="Arial" style:font-size-complex="10pt" style:font-weight-complex="bold"/>
    </style:style>
    <style:style style:name="P11" style:family="paragraph" style:parent-style-name="Standard">
      <style:paragraph-properties fo:line-height="0.1665in"/>
      <style:text-properties style:font-name="Arial" fo:font-size="10pt" style:font-size-asian="10pt" style:font-name-complex="Arial" style:font-size-complex="10pt"/>
    </style:style>
    <style:style style:name="P12" style:family="paragraph" style:parent-style-name="Standard">
      <style:paragraph-properties fo:line-height="100%" fo:text-align="center" style:justify-single-word="false" fo:orphans="0" fo:widows="0" style:text-autospace="none"/>
      <style:text-properties style:font-name="Arial" fo:font-weight="normal" style:font-weight-asian="normal" style:font-name-complex="Arial" style:font-weight-complex="normal"/>
    </style:style>
    <style:style style:name="P13" style:family="paragraph" style:parent-style-name="Standard">
      <style:text-properties fo:font-size="10pt" style:font-size-asian="10pt" style:font-size-complex="10pt"/>
    </style:style>
    <style:style style:name="P14" style:family="paragraph" style:parent-style-name="Standard">
      <style:paragraph-properties style:line-height-at-least="0.1665in" fo:hyphenation-ladder-count="no-limit">
        <style:tab-stops>
          <style:tab-stop style:position="-0.5in"/>
        </style:tab-stops>
      </style:paragraph-properties>
      <style:text-properties fo:font-size="10pt" style:font-size-asian="10pt" style:font-size-complex="10pt" fo:hyphenate="false" fo:hyphenation-remain-char-count="2" fo:hyphenation-push-char-count="2"/>
    </style:style>
    <style:style style:name="P15" style:family="paragraph" style:parent-style-name="Standard">
      <style:paragraph-properties style:text-autospace="none"/>
      <style:text-properties fo:font-size="10pt" style:font-size-asian="10pt" style:font-size-complex="10pt"/>
    </style:style>
    <style:style style:name="P16" style:family="paragraph" style:parent-style-name="Standard">
      <style:paragraph-properties style:text-autospace="none"/>
      <style:text-properties fo:font-size="10pt" style:font-size-asian="10pt" style:font-size-complex="10pt" style:font-weight-complex="bold"/>
    </style:style>
    <style:style style:name="P17" style:family="paragraph" style:parent-style-name="Standard">
      <style:paragraph-properties fo:line-height="0.1665in"/>
      <style:text-properties fo:font-size="10pt" style:font-size-asian="10pt" style:font-size-complex="10pt"/>
    </style:style>
    <style:style style:name="P18" style:family="paragraph" style:parent-style-name="Standard">
      <style:paragraph-properties fo:orphans="0" fo:widows="0" style:text-autospace="none"/>
      <style:text-properties fo:font-size="10pt" style:font-size-asian="10pt" style:font-size-complex="10pt"/>
    </style:style>
    <style:style style:name="P19" style:family="paragraph" style:parent-style-name="Standard">
      <style:paragraph-properties fo:orphans="0" fo:widows="0" style:text-autospace="none"/>
      <style:text-properties style:font-name="Courier New" fo:font-size="10pt" style:font-size-asian="10pt" style:font-name-complex="Courier New" style:font-size-complex="10pt"/>
    </style:style>
    <style:style style:name="P20" style:family="paragraph" style:parent-style-name="Standard">
      <style:paragraph-properties style:line-height-at-least="0.1665in" fo:hyphenation-ladder-count="no-limit">
        <style:tab-stops>
          <style:tab-stop style:position="-0.5in"/>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P21" style:family="paragraph" style:parent-style-name="Standard">
      <style:paragraph-properties style:line-height-at-least="0.1665in" fo:hyphenation-ladder-count="no-limit">
        <style:tab-stops>
          <style:tab-stop style:position="-0.5in"/>
        </style:tab-stops>
      </style:paragraph-properties>
      <style:text-properties style:font-name="Courier New" fo:font-size="10pt" fo:font-weight="bold" style:font-size-asian="10pt" style:font-weight-asian="bold" style:font-name-complex="Courier New" style:font-size-complex="10pt" fo:hyphenate="false" fo:hyphenation-remain-char-count="2" fo:hyphenation-push-char-count="2"/>
    </style:style>
    <style:style style:name="P22" style:family="paragraph" style:parent-style-name="Standard">
      <style:paragraph-properties fo:orphans="0" fo:widows="0" style:text-autospace="none"/>
      <style:text-properties style:font-name="Courier New" fo:font-size="10pt" fo:font-weight="bold" style:font-size-asian="10pt" style:font-weight-asian="bold" style:font-name-complex="Courier New" style:font-size-complex="10pt"/>
    </style:style>
    <style:style style:name="P23" style:family="paragraph" style:parent-style-name="Standard">
      <style:paragraph-properties style:line-height-at-least="0.1665in" fo:hyphenation-ladder-count="no-limit">
        <style:tab-stops>
          <style:tab-stop style:position="-0.5in"/>
        </style:tab-stops>
      </style:paragraph-properties>
      <style:text-properties style:font-name="Courier New" style:font-name-complex="Courier New" fo:hyphenate="false" fo:hyphenation-remain-char-count="2" fo:hyphenation-push-char-count="2"/>
    </style:style>
    <style:style style:name="P24" style:family="paragraph" style:parent-style-name="Standard">
      <style:text-properties fo:color="#000000" fo:font-size="10pt" style:font-size-asian="10pt" style:font-size-complex="10pt"/>
    </style:style>
    <style:style style:name="P25" style:family="paragraph" style:parent-style-name="Standard">
      <style:text-properties fo:color="#000000" style:font-name="Arial" fo:font-size="10pt" style:font-size-asian="10pt" style:font-name-complex="Arial" style:font-size-complex="10pt"/>
    </style:style>
    <style:style style:name="P26" style:family="paragraph" style:parent-style-name="Standard">
      <style:paragraph-properties fo:line-height="0.1665in"/>
    </style:style>
    <style:style style:name="P27" style:family="paragraph" style:parent-style-name="Standard">
      <style:paragraph-properties fo:margin-left="0.5in" fo:margin-right="0in" fo:margin-top="0in" fo:margin-bottom="0in" style:line-height-at-least="0.1665in" fo:hyphenation-ladder-count="no-limit" fo:text-indent="0.5in" style:auto-text-indent="false">
        <style:tab-stops>
          <style:tab-stop style:position="-0.5in"/>
        </style:tab-stops>
      </style:paragraph-properties>
      <style:text-properties style:font-name="Courier New" fo:font-size="10pt" fo:font-weight="bold" style:font-size-asian="10pt" style:font-weight-asian="bold" style:font-name-complex="Courier New" style:font-size-complex="10pt" fo:hyphenate="false" fo:hyphenation-remain-char-count="2" fo:hyphenation-push-char-count="2"/>
    </style:style>
    <style:style style:name="P28" style:family="paragraph" style:parent-style-name="Standard">
      <style:paragraph-properties fo:margin-left="0.5in" fo:margin-right="0in" fo:margin-top="0in" fo:margin-bottom="0in" style:line-height-at-least="0.1665in" fo:hyphenation-ladder-count="no-limit" fo:text-indent="0.5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29" style:family="paragraph" style:parent-style-name="Standard">
      <style:paragraph-properties fo:margin-left="0.5in" fo:margin-right="0in" fo:margin-top="0in" fo:margin-bottom="0in" style:line-height-at-least="0.1665in" fo:orphans="0" fo:widows="0" fo:hyphenation-ladder-count="no-limit" fo:text-indent="0.5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30" style:family="paragraph" style:parent-style-name="Standard">
      <style:paragraph-properties fo:margin-left="0.5in" fo:margin-right="0in" fo:margin-top="0in" fo:margin-bottom="0in" fo:text-indent="0.5in" style:auto-text-indent="false"/>
      <style:text-properties style:font-name="Courier New" fo:font-size="10pt" style:font-size-asian="10pt" style:font-name-complex="Courier New" style:font-size-complex="10pt"/>
    </style:style>
    <style:style style:name="P31" style:family="paragraph" style:parent-style-name="Standard">
      <style:paragraph-properties fo:margin-left="0.5in" fo:margin-right="0in" fo:text-indent="0.5in"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32" style:family="paragraph" style:parent-style-name="Standard">
      <style:paragraph-properties fo:margin-left="0.25in" fo:margin-right="0in" fo:text-indent="0in" style:auto-text-indent="false"/>
    </style:style>
    <style:style style:name="P33" style:family="paragraph" style:parent-style-name="Standard">
      <style:paragraph-properties fo:margin-left="0.25in" fo:margin-right="0in" fo:text-indent="0in" style:auto-text-indent="false"/>
      <style:text-properties style:font-name="Arial" fo:font-size="10pt" style:font-size-asian="10pt" style:font-name-complex="Arial" style:font-size-complex="10pt"/>
    </style:style>
    <style:style style:name="P34" style:family="paragraph" style:parent-style-name="Standard">
      <style:paragraph-properties fo:margin-left="0.25in" fo:margin-right="0in" fo:text-indent="0in" style:auto-text-indent="false"/>
      <style:text-properties fo:font-size="10pt" style:font-size-asian="10pt" style:font-size-complex="10pt"/>
    </style:style>
    <style:style style:name="P35" style:family="paragraph" style:parent-style-name="Standard">
      <style:paragraph-properties fo:margin-left="1in" fo:margin-right="0in" style:line-height-at-least="0.1665in" fo:hyphenation-ladder-count="no-limit" fo:text-indent="-1in" style:auto-text-indent="false">
        <style:tab-stops>
          <style:tab-stop style:position="-0.5in"/>
        </style:tab-stops>
      </style:paragraph-properties>
      <style:text-properties style:font-name="Arial" fo:font-size="10pt" style:font-size-asian="10pt" style:font-name-complex="Arial" style:font-size-complex="10pt" fo:hyphenate="false" fo:hyphenation-remain-char-count="2" fo:hyphenation-push-char-count="2"/>
    </style:style>
    <style:style style:name="P36" style:family="paragraph" style:parent-style-name="Standard">
      <style:paragraph-properties fo:margin-left="1in" fo:margin-right="0in" fo:orphans="0" fo:widows="0" fo:text-indent="-1in" style:auto-text-indent="false" style:text-autospace="none"/>
      <style:text-properties style:font-name="Arial" fo:font-size="10pt" style:font-size-asian="10pt" style:font-name-complex="Arial" style:font-size-complex="10pt"/>
    </style:style>
    <style:style style:name="P37" style:family="paragraph" style:parent-style-name="Standard">
      <style:paragraph-properties fo:margin-left="1in" fo:margin-right="0in" fo:orphans="0" fo:widows="0" fo:text-indent="-1in" style:auto-text-indent="false" style:text-autospace="none"/>
      <style:text-properties fo:font-size="10pt" style:font-size-asian="10pt" style:font-size-complex="10pt"/>
    </style:style>
    <style:style style:name="P38" style:family="paragraph" style:parent-style-name="Standard">
      <style:paragraph-properties fo:margin-left="1in" fo:margin-right="0in" fo:orphans="0" fo:widows="0" fo:text-indent="-1in" style:auto-text-indent="false" style:text-autospace="none"/>
      <style:text-properties style:font-name="Courier New" fo:font-size="10pt" fo:font-weight="bold" style:font-size-asian="10pt" style:font-weight-asian="bold" style:font-name-complex="Courier New" style:font-size-complex="10pt"/>
    </style:style>
    <style:style style:name="P39" style:family="paragraph" style:parent-style-name="Standard">
      <style:paragraph-properties fo:margin-left="1in" fo:margin-right="0in" fo:margin-top="0in" fo:margin-bottom="0in" style:line-height-at-least="0.1665in" fo:orphans="0" fo:widows="0" fo:hyphenation-ladder-count="no-limit" fo:text-indent="-1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40"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style:text-autospace="none">
        <style:tab-stops>
          <style:tab-stop style:position="-0.5in"/>
        </style:tab-stops>
      </style:paragraph-properties>
      <style:text-properties style:font-name="Arial" fo:font-size="12pt" fo:font-weight="normal" style:font-size-asian="12pt" style:font-weight-asian="normal" style:font-name-complex="Arial" style:font-size-complex="12pt" style:font-weight-complex="normal" fo:hyphenate="false" fo:hyphenation-remain-char-count="2" fo:hyphenation-push-char-count="2"/>
    </style:style>
    <style:style style:name="P41"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fo:break-before="page" style:text-autospace="none">
        <style:tab-stops>
          <style:tab-stop style:position="-0.5in"/>
        </style:tab-stops>
      </style:paragraph-properties>
      <style:text-properties style:font-name="Arial" fo:font-size="12pt" fo:font-weight="bold" style:font-size-asian="12pt" style:font-weight-asian="bold" style:font-name-complex="Arial" style:font-size-complex="12pt" style:font-weight-complex="bold" fo:hyphenate="false" fo:hyphenation-remain-char-count="2" fo:hyphenation-push-char-count="2"/>
    </style:style>
    <style:style style:name="P42" style:family="paragraph" style:parent-style-name="Standard">
      <style:paragraph-properties fo:margin-left="1in" fo:margin-right="0in" fo:text-indent="-0.5in" style:auto-text-indent="false" style:text-autospace="none"/>
      <style:text-properties fo:font-size="10pt" style:font-size-asian="10pt" style:font-size-complex="10pt"/>
    </style:style>
    <style:style style:name="P43" style:family="paragraph" style:parent-style-name="Standard">
      <style:paragraph-properties fo:margin-left="1in" fo:margin-right="0in" fo:text-indent="-0.5in" style:auto-text-indent="false" style:text-autospace="none"/>
      <style:text-properties style:font-name="Arial" fo:font-size="10pt" style:font-size-asian="10pt" style:font-name-complex="Arial" style:font-size-complex="10pt"/>
    </style:style>
    <style:style style:name="P44" style:family="paragraph" style:parent-style-name="Standard">
      <style:paragraph-properties fo:margin-left="0.5in" fo:margin-right="0in" fo:orphans="0" fo:widows="0" fo:text-indent="-0.5in" style:auto-text-indent="false" style:text-autospace="none"/>
      <style:text-properties fo:font-size="10pt" style:font-size-asian="10pt" style:font-size-complex="10pt"/>
    </style:style>
    <style:style style:name="P45" style:family="paragraph" style:parent-style-name="Standard">
      <style:paragraph-properties fo:margin-left="0.5in" fo:margin-right="0in" fo:line-height="0.1665in" fo:text-indent="-0.5in" style:auto-text-indent="false"/>
      <style:text-properties fo:font-size="10pt" style:font-size-asian="10pt" style:font-size-complex="10pt"/>
    </style:style>
    <style:style style:name="P46" style:family="paragraph" style:parent-style-name="Standard">
      <style:paragraph-properties fo:margin-left="0.5in" fo:margin-right="0in" fo:text-indent="-0.5in" style:auto-text-indent="false" style:text-autospace="none"/>
      <style:text-properties style:font-name="Arial" fo:font-size="10pt" style:font-size-asian="10pt" style:font-name-complex="Arial" style:font-size-complex="10pt"/>
    </style:style>
    <style:style style:name="P47" style:family="paragraph" style:parent-style-name="Standard">
      <style:paragraph-properties fo:margin-left="0.6902in" fo:margin-right="0in" fo:text-indent="-0.6902in" style:auto-text-indent="false" style:text-autospace="none"/>
      <style:text-properties style:font-name="Arial" fo:font-size="10pt" style:font-size-asian="10pt" style:font-name-complex="Arial" style:font-size-complex="10pt"/>
    </style:style>
    <style:style style:name="P48" style:family="paragraph" style:parent-style-name="Standard">
      <style:paragraph-properties fo:margin-left="1in" fo:margin-right="0in" fo:text-indent="0.5in" style:auto-text-indent="false"/>
      <style:text-properties fo:color="#000000" style:font-name="Arial" fo:font-size="10pt" style:font-size-asian="10pt" style:font-name-complex="Arial" style:font-size-complex="10pt"/>
    </style:style>
    <style:style style:name="P49" style:family="paragraph" style:parent-style-name="Normal_20__28_Web_29_">
      <style:paragraph-properties fo:margin-top="0in" fo:margin-bottom="0in"/>
      <style:text-properties style:font-name="Arial" fo:font-size="10pt" style:font-size-asian="10pt" style:font-name-complex="Arial" style:font-size-complex="10pt"/>
    </style:style>
    <style:style style:name="P50"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normal" style:font-size-asian="10pt" style:font-weight-asian="normal" style:font-name-complex="Arial" style:font-size-complex="10pt" style:font-weight-complex="normal" fo:hyphenate="false" fo:hyphenation-remain-char-count="2" fo:hyphenation-push-char-count="2"/>
    </style:style>
    <style:style style:name="P51"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normal" style:font-size-asian="10pt" style:font-weight-asian="normal" style:font-name-complex="Arial" style:font-size-complex="10pt" style:font-weight-complex="normal" fo:hyphenate="false" fo:hyphenation-remain-char-count="2" fo:hyphenation-push-char-count="2"/>
    </style:style>
    <style:style style:name="P52"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bold" style:font-size-asian="10pt" style:font-weight-asian="bold" style:font-name-complex="Courier New" style:font-size-complex="10pt" style:font-weight-complex="normal" fo:hyphenate="false" fo:hyphenation-remain-char-count="2" fo:hyphenation-push-char-count="2"/>
    </style:style>
    <style:style style:name="P53"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hyphenate="false" fo:hyphenation-remain-char-count="2" fo:hyphenation-push-char-count="2"/>
    </style:style>
    <style:style style:name="P54"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Courier New1" fo:font-size="10pt" fo:font-weight="bold" style:font-size-asian="10pt" style:font-weight-asian="bold" style:font-name-complex="Courier New" style:font-size-complex="10pt" style:font-weight-complex="normal" fo:hyphenate="false" fo:hyphenation-remain-char-count="2" fo:hyphenation-push-char-count="2"/>
    </style:style>
    <style:style style:name="P55" style:family="paragraph" style:parent-style-name="Text_20_body">
      <style:paragraph-properties fo:margin-left="0in" fo:margin-right="0in" fo:text-indent="0in" style:auto-text-indent="false"/>
    </style:style>
    <style:style style:name="P56" style:family="paragraph" style:parent-style-name="Text_20_body">
      <style:paragraph-properties fo:margin-left="0in" fo:margin-right="0in" fo:text-indent="0in" style:auto-text-indent="false"/>
      <style:text-properties fo:font-variant="normal" fo:text-transform="none" fo:color="#000000" style:font-name="Arial" fo:font-size="10pt" fo:letter-spacing="normal" fo:font-style="normal" fo:font-weight="normal" style:font-size-asian="10pt" style:font-size-complex="10pt"/>
    </style:style>
    <style:style style:name="P57" style:family="paragraph" style:parent-style-name="Text_20_body">
      <style:paragraph-properties fo:margin-left="0in" fo:margin-right="0in" fo:text-indent="0in" style:auto-text-indent="false"/>
      <style:text-properties style:font-name="Arial" fo:font-size="10pt" fo:font-weight="normal" style:font-size-asian="10pt" style:font-size-complex="10pt"/>
    </style:style>
    <style:style style:name="P58" style:family="paragraph" style:parent-style-name="Table_20_Contents">
      <style:paragraph-properties fo:text-align="center" style:justify-single-word="false" fo:padding="0.0193in" fo:border="0.06pt solid #000000"/>
      <style:text-properties style:font-name="Arial" fo:font-size="10pt" style:font-size-asian="10pt" style:font-size-complex="10pt"/>
    </style:style>
    <style:style style:name="P59" style:family="paragraph" style:parent-style-name="Table_20_Contents">
      <style:paragraph-properties fo:text-align="center" style:justify-single-word="false" fo:padding="0in" fo:border="none"/>
    </style:style>
    <style:style style:name="P60" style:family="paragraph" style:parent-style-name="Table_20_Contents">
      <style:paragraph-properties fo:text-align="center" style:justify-single-word="false" fo:padding="0in" fo:border="none"/>
      <style:text-properties style:font-name="Arial" fo:font-size="10pt" fo:font-style="italic" style:font-size-asian="10pt" style:font-size-complex="10pt"/>
    </style:style>
    <style:style style:name="P61"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bold" style:font-size-asian="10pt" style:font-weight-asian="bold" style:font-name-complex="Arial" style:font-size-complex="10pt" style:font-weight-complex="bold" fo:hyphenate="false" fo:hyphenation-remain-char-count="2" fo:hyphenation-push-char-count="2"/>
    </style:style>
    <style:style style:name="P62"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Courier New1" fo:font-size="10pt" fo:letter-spacing="normal" fo:font-style="normal" fo:font-weight="bold" style:font-size-asian="10pt" style:font-weight-asian="bold" style:font-name-complex="Courier New" style:font-size-complex="10pt" style:font-weight-complex="bold" fo:hyphenate="false" fo:hyphenation-remain-char-count="2" fo:hyphenation-push-char-count="2"/>
    </style:style>
    <style:style style:name="P63"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Arial" fo:font-size="10pt" fo:letter-spacing="normal" fo:font-style="normal" fo:font-weight="bold" style:font-size-asian="10pt" style:font-weight-asian="bold" style:font-name-complex="Courier New" style:font-size-complex="10pt" style:font-weight-complex="bold" fo:hyphenate="false" fo:hyphenation-remain-char-count="2" fo:hyphenation-push-char-count="2"/>
    </style:style>
    <style:style style:name="P64"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Arial" fo:font-size="10pt" fo:letter-spacing="normal" fo:font-style="normal" fo:font-weight="normal" style:font-size-asian="10pt" style:font-weight-asian="normal" style:font-name-complex="Courier New" style:font-size-complex="10pt" style:font-weight-complex="normal" fo:hyphenate="false" fo:hyphenation-remain-char-count="2" fo:hyphenation-push-char-count="2"/>
    </style:style>
    <style:style style:name="P65"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Arial" fo:font-size="12pt" fo:letter-spacing="normal" fo:font-style="normal" fo:font-weight="normal" style:font-size-asian="12pt" style:font-weight-asian="normal" style:font-name-complex="Courier New" style:font-size-complex="12pt" style:font-weight-complex="normal" fo:hyphenate="false" fo:hyphenation-remain-char-count="2" fo:hyphenation-push-char-count="2"/>
    </style:style>
    <style:style style:name="P66"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fo:break-before="page" style:text-autospace="none">
        <style:tab-stops>
          <style:tab-stop style:position="-0.5in"/>
        </style:tab-stops>
      </style:paragraph-properties>
      <style:text-properties fo:font-variant="normal" fo:text-transform="none" fo:color="#000000" style:font-name="Arial" fo:font-size="12pt" fo:letter-spacing="normal" fo:font-style="normal" fo:font-weight="bold" style:font-size-asian="12pt" style:font-weight-asian="bold" style:font-name-complex="Courier New" style:font-size-complex="12pt" style:font-weight-complex="bold" fo:hyphenate="false" fo:hyphenation-remain-char-count="2" fo:hyphenation-push-char-count="2"/>
    </style:style>
    <style:style style:name="P67" style:family="paragraph" style:parent-style-name="Heading_20_3">
      <style:paragraph-properties fo:margin-top="0in" fo:margin-bottom="0in"/>
      <style:text-properties style:font-name="Arial" fo:font-size="10pt" fo:font-weight="normal" style:font-size-asian="10pt" style:font-weight-asian="normal" style:font-name-complex="Arial" style:font-size-complex="10pt"/>
    </style:style>
    <style:style style:name="P68" style:family="paragraph" style:parent-style-name="Heading_20_3">
      <style:paragraph-properties fo:margin-top="0in" fo:margin-bottom="0in"/>
      <style:text-properties fo:font-size="10pt" style:font-size-asian="10pt" style:font-size-complex="10pt"/>
    </style:style>
    <style:style style:name="P69" style:family="paragraph" style:parent-style-name="Heading_20_3">
      <style:paragraph-properties fo:margin-left="0.5in" fo:margin-right="0in" fo:margin-top="0in" fo:margin-bottom="0in" fo:text-indent="-0.5in" style:auto-text-indent="false"/>
      <style:text-properties fo:font-size="10pt" style:font-size-asian="10pt" style:font-size-complex="10pt"/>
    </style:style>
    <style:style style:name="P70" style:family="paragraph" style:parent-style-name="Heading_20_3">
      <style:paragraph-properties fo:margin-left="0.5in" fo:margin-right="0in" fo:margin-top="0in" fo:margin-bottom="0in" fo:text-indent="0.5in" style:auto-text-indent="false"/>
      <style:text-properties style:font-name="Courier New" fo:font-size="10pt" style:font-size-asian="10pt" style:font-name-complex="Courier New" style:font-size-complex="10pt"/>
    </style:style>
    <style:style style:name="P71" style:family="paragraph" style:parent-style-name="Heading_20_7">
      <style:paragraph-properties fo:margin-top="0in" fo:margin-bottom="0in">
        <style:tab-stops>
          <style:tab-stop style:position="0.798in"/>
        </style:tab-stops>
      </style:paragraph-properties>
      <style:text-properties fo:font-size="10pt" style:font-size-asian="10pt" style:font-size-complex="10pt"/>
    </style:style>
    <style:style style:name="T1" style:family="text">
      <style:text-properties style:font-name="Arial" style:font-name-complex="Arial"/>
    </style:style>
    <style:style style:name="T2" style:family="text">
      <style:text-properties style:font-name="Arial" style:font-name-complex="Arial" style:font-weight-complex="bold"/>
    </style:style>
    <style:style style:name="T3" style:family="text">
      <style:text-properties style:font-name="Arial" fo:font-style="normal" style:font-style-asian="normal" style:font-name-complex="Arial" style:font-style-complex="normal"/>
    </style:style>
    <style:style style:name="T4" style:family="text">
      <style:text-properties style:font-name="Arial" fo:font-size="10pt" fo:font-style="normal" style:font-size-asian="10pt" style:font-style-asian="normal" style:font-name-complex="Arial" style:font-size-complex="10pt" style:font-style-complex="normal"/>
    </style:style>
    <style:style style:name="T5" style:family="text">
      <style:text-properties style:font-name="Arial" fo:font-size="10pt" style:font-size-asian="10pt" style:font-name-complex="Arial" style:font-size-complex="10pt"/>
    </style:style>
    <style:style style:name="T6" style:family="text">
      <style:text-properties style:font-name="Arial" fo:font-size="10pt" fo:font-style="italic" style:font-size-asian="10pt" style:font-size-complex="10pt"/>
    </style:style>
    <style:style style:name="T7" style:family="text">
      <style:text-properties style:font-name="Arial" fo:font-size="10pt" fo:font-weight="bold" style:font-size-asian="10pt" style:font-weight-asian="bold" style:font-name-complex="Arial" style:font-size-complex="10pt" style:font-weight-complex="bold"/>
    </style:style>
    <style:style style:name="T8" style:family="text">
      <style:text-properties style:font-name="Arial" fo:font-size="10pt" fo:font-weight="normal" style:font-size-asian="10pt" style:font-weight-asian="normal" style:font-name-complex="Arial" style:font-size-complex="10pt" style:font-weight-complex="normal"/>
    </style:style>
    <style:style style:name="T9" style:family="text">
      <style:text-properties style:font-name="Arial" fo:font-weight="bold" style:font-weight-asian="bold" style:font-name-complex="Arial"/>
    </style:style>
    <style:style style:name="T10" style:family="text">
      <style:text-properties style:font-name="Arial" fo:font-weight="normal" style:font-weight-asian="normal" style:font-name-complex="Arial"/>
    </style:style>
    <style:style style:name="T11" style:family="text">
      <style:text-properties style:font-name="Courier New" fo:font-style="normal" fo:font-weight="bold" style:font-style-asian="normal" style:font-weight-asian="bold" style:font-name-complex="Courier New"/>
    </style:style>
    <style:style style:name="T12" style:family="text">
      <style:text-properties style:font-name="Courier New" fo:font-style="normal" fo:font-weight="bold" style:font-style-asian="normal" style:font-weight-asian="bold" style:font-name-complex="Courier New" style:font-style-complex="normal"/>
    </style:style>
    <style:style style:name="T13" style:family="text">
      <style:text-properties style:font-name="Courier New" fo:font-style="normal" style:font-style-asian="normal" style:font-name-complex="Courier New"/>
    </style:style>
    <style:style style:name="T14" style:family="text">
      <style:text-properties style:font-name="Courier New" fo:font-weight="bold" style:font-weight-asian="bold" style:font-name-complex="Courier New"/>
    </style:style>
    <style:style style:name="T15" style:family="text">
      <style:text-properties style:font-name="Courier New" fo:font-weight="bold" style:font-weight-asian="bold" style:font-name-complex="Courier New" style:font-weight-complex="bold"/>
    </style:style>
    <style:style style:name="T16" style:family="text">
      <style:text-properties style:font-name="Courier New" fo:font-size="10pt" fo:font-style="normal" fo:font-weight="bold" style:font-size-asian="10pt" style:font-style-asian="normal" style:font-weight-asian="bold" style:font-name-complex="Courier New" style:font-size-complex="10pt"/>
    </style:style>
    <style:style style:name="T17" style:family="text">
      <style:text-properties style:font-name="Courier New" fo:font-size="10pt" fo:font-style="normal" fo:font-weight="bold" style:font-size-asian="10pt" style:font-style-asian="normal" style:font-weight-asian="bold" style:font-name-complex="Courier New" style:font-size-complex="10pt" style:font-style-complex="normal"/>
    </style:style>
    <style:style style:name="T18" style:family="text">
      <style:text-properties style:font-name="Courier New" fo:font-size="10pt" fo:font-style="normal" fo:font-weight="normal" style:font-size-asian="10pt" style:font-style-asian="normal" style:font-weight-asian="normal" style:font-name-complex="Courier New" style:font-size-complex="10pt" style:font-weight-complex="normal"/>
    </style:style>
    <style:style style:name="T19" style:family="text">
      <style:text-properties style:font-name="Courier New" fo:font-size="10pt" fo:font-weight="bold" style:font-size-asian="10pt" style:font-weight-asian="bold" style:font-name-complex="Courier New" style:font-size-complex="10pt"/>
    </style:style>
    <style:style style:name="T20" style:family="text">
      <style:text-properties style:font-name="Courier New" fo:font-style="italic" fo:font-weight="bold" style:font-style-asian="italic" style:font-weight-asian="bold" style:font-name-complex="Courier New"/>
    </style:style>
    <style:style style:name="T21" style:family="text">
      <style:text-properties style:font-name="Courier New" style:font-name-complex="Courier New"/>
    </style:style>
    <style:style style:name="T22" style:family="text">
      <style:text-properties fo:font-style="normal" style:font-style-asian="normal" style:font-style-complex="normal"/>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style:font-weight-complex="bold"/>
    </style:style>
    <style:style style:name="T26" style:family="text">
      <style:text-properties fo:font-variant="normal" fo:text-transform="none" fo:color="#000000" style:font-name="Arial" fo:font-size="10pt" fo:letter-spacing="normal" fo:font-style="normal" fo:font-weight="normal" style:font-size-asian="10pt" style:font-size-complex="10pt"/>
    </style:style>
    <style:style style:name="T27" style:family="text">
      <style:text-properties fo:font-variant="normal" fo:text-transform="none" fo:color="#000000" style:font-name="Arial" fo:font-size="10pt" fo:letter-spacing="normal" fo:font-style="normal" fo:font-weight="normal" style:font-size-asian="10pt" style:font-weight-asian="normal" style:font-name-complex="Courier New" style:font-size-complex="10pt" style:font-weight-complex="normal"/>
    </style:style>
    <style:style style:name="T28" style:family="text">
      <style:text-properties fo:font-variant="normal" fo:text-transform="none" fo:color="#000000" style:font-name="Arial" fo:font-size="10pt" fo:letter-spacing="normal" fo:font-style="normal" fo:font-weight="bold" style:font-size-asian="10pt" style:font-size-complex="10pt"/>
    </style:style>
    <style:style style:name="T29" style:family="text">
      <style:text-properties fo:font-variant="normal" fo:text-transform="none" fo:color="#000000" style:font-name="Arial" fo:font-size="10pt" fo:letter-spacing="normal" fo:font-style="normal" fo:font-weight="bold" style:font-size-asian="10pt" style:font-weight-asian="bold" style:font-name-complex="Courier New" style:font-size-complex="10pt" style:font-weight-complex="bold"/>
    </style:style>
    <style:style style:name="T30" style:family="text">
      <style:text-properties fo:font-variant="normal" fo:text-transform="none" fo:color="#000000" fo:letter-spacing="normal" fo:font-style="normal"/>
    </style:style>
    <style:style style:name="T31" style:family="text">
      <style:text-properties fo:font-variant="normal" fo:text-transform="none" fo:color="#000000" fo:letter-spacing="normal" fo:font-style="normal" fo:font-weight="bold"/>
    </style:style>
    <style:style style:name="T32" style:family="text">
      <style:text-properties fo:font-variant="normal" fo:text-transform="none" fo:color="#000000" style:font-name="Courier New1" fo:font-size="10pt" fo:letter-spacing="normal" fo:font-style="normal" fo:font-weight="bold" style:font-size-asian="10pt" style:font-weight-asian="bold" style:font-name-complex="Courier New" style:font-size-complex="10pt" style:font-weight-complex="bold"/>
    </style:style>
    <style:style style:name="T33" style:family="text">
      <style:text-properties style:font-name="Courier New1" fo:font-weight="bold" style:font-weight-asian="bold" style:font-name-complex="Courier New"/>
    </style:style>
    <style:style style:name="T34" style:family="text">
      <style:text-properties style:font-name="Courier New1"/>
    </style:style>
    <style:style style:name="T35" style:family="text">
      <style:text-properties style:font-name="Courier New1" fo:font-weight="bold" style:font-weight-asian="bold" style:font-weight-complex="bold"/>
    </style:style>
    <style:style style:name="T36" style:family="text">
      <style:text-properties style:font-name="Courier New1" fo:font-size="10pt" style:font-size-asian="10pt" style:font-size-complex="10pt"/>
    </style:style>
    <style:style style:name="T37" style:family="text">
      <style:text-properties style:font-name="Courier new"/>
    </style:style>
    <style:style style:name="T38" style:family="text">
      <style:text-properties style:font-name="Courier new"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1</text:p>
      <text:p text:style-name="P3">QUANTUM NUMBERS</text:p>
      <text:p text:style-name="P3">Novice</text:p>
      <text:p text:style-name="P5"/>
      <text:p text:style-name="P7">Source file:<text:tab/> problem1.java</text:p>
      <text:p text:style-name="P5"/>
      <text:p text:style-name="P13"><text:span text:style-name="T1">In Quantum Mechanics (which you need to know nothing about to solve this problem), a set of four numbers are often used to describe an electron of an atom. The first three of these numbers are integers and are labeled </text:span><text:span text:style-name="Emphasis"><text:span text:style-name="T11">n, p</text:span></text:span><text:span text:style-name="Emphasis"><text:span text:style-name="T14">, </text:span></text:span><text:span text:style-name="Emphasis"><text:span text:style-name="T3">and</text:span></text:span><text:span text:style-name="Emphasis"><text:span text:style-name="T14"> </text:span></text:span><text:span text:style-name="Emphasis"><text:span text:style-name="T12">m</text:span></text:span><text:span text:style-name="Emphasis"><text:span text:style-name="T14">,</text:span></text:span><text:span text:style-name="T1"> in that order. These integers are subject to the following restrictions: </text:span></text:p>
      <text:p text:style-name="P4"/>
      <text:p text:style-name="P32"><text:span text:style-name="Emphasis"><text:span text:style-name="T18">1.</text:span></text:span><text:span text:style-name="Emphasis"><text:span text:style-name="T16"><text:tab/></text:span></text:span><text:span text:style-name="Emphasis"><text:span text:style-name="T17">n</text:span></text:span><text:span text:style-name="T4">:</text:span><text:span text:style-name="T5"> Integer values such that </text:span><text:span text:style-name="Emphasis"><text:span text:style-name="T16">n</text:span></text:span><text:span text:style-name="T5"> is greater than or equal to one (</text:span><text:span text:style-name="Emphasis"><text:span text:style-name="T16">n </text:span></text:span><text:span text:style-name="Emphasis"><text:span text:style-name="T19">≥ 1</text:span></text:span><text:span text:style-name="T5">). </text:span></text:p>
      <text:p text:style-name="P32"><text:span text:style-name="Emphasis"><text:span text:style-name="T22"/></text:span></text:p>
      <text:p text:style-name="P32"><text:span text:style-name="Emphasis"><text:span text:style-name="T4">2. </text:span></text:span><text:span text:style-name="Emphasis"><text:span text:style-name="T5"><text:s text:c="2"/><text:tab/></text:span></text:span><text:span text:style-name="Emphasis"><text:span text:style-name="T17">p</text:span></text:span><text:span text:style-name="T4">:</text:span><text:span text:style-name="T5"> Integer</text:span> <text:span text:style-name="T5">values such that </text:span><text:span text:style-name="Emphasis"><text:span text:style-name="T16">p</text:span></text:span><text:span text:style-name="T5"> <text:s/>is greater than or equal to zero and is less than or equal to </text:span><text:span text:style-name="Emphasis"><text:span text:style-name="T16">n</text:span></text:span><text:span text:style-name="T5"> minus <text:tab/>one. (</text:span><text:span text:style-name="Emphasis"><text:span text:style-name="T16">0 </text:span></text:span><text:span text:style-name="Emphasis"><text:span text:style-name="T19">≤ p ≤ n-1</text:span></text:span><text:span text:style-name="T5">). </text:span></text:p>
      <text:p text:style-name="P33"/>
      <text:p text:style-name="P34"><text:span text:style-name="T1">3.<text:tab/></text:span><text:span text:style-name="Emphasis"><text:span text:style-name="T11">m</text:span></text:span><text:span text:style-name="T1">: Integer values such that </text:span><text:span text:style-name="Emphasis"><text:span text:style-name="T11">m</text:span></text:span><text:span text:style-name="T1"> is between minus </text:span><text:span text:style-name="Emphasis"><text:span text:style-name="T11">p</text:span></text:span><text:span text:style-name="T1"> and positive </text:span><text:span text:style-name="Emphasis"><text:span text:style-name="T11">p</text:span></text:span><text:span text:style-name="Emphasis"><text:span text:style-name="T14">,</text:span></text:span><text:span text:style-name="Emphasis"><text:span text:style-name="T9"> </text:span></text:span><text:span text:style-name="Emphasis"><text:span text:style-name="T1">inclusive</text:span></text:span><text:span text:style-name="T20">.</text:span><text:span text:style-name="T1"> (</text:span><text:span text:style-name="Emphasis"><text:span text:style-name="T11">-p</text:span></text:span><text:span text:style-name="Emphasis"><text:span text:style-name="T14"> ≤ m ≤ </text:span></text:span><text:span text:style-name="Emphasis"><text:span text:style-name="T12">p</text:span></text:span><text:span text:style-name="T1">) </text:span></text:p>
      <text:p text:style-name="P33"/>
      <text:p text:style-name="P49">The purpose of this problem is to write a program that will determine if 3 given integers determine a valid quantum set. </text:p>
      <text:p text:style-name="P49"/>
      <text:h text:style-name="P67" text:outline-level="3">INPUT:<text:tab/>Your program should accept three integers separated by at least one space at the prompt</text:h>
      <text:h text:style-name="P68" text:outline-level="3"><text:span text:style-name="T10"><text:tab/> </text:span><text:span text:style-name="T1">‘</text:span><text:span text:style-name="T21">Enter Three Integers</text:span><text:span text:style-name="T1">:</text:span><text:span text:style-name="T10"> </text:span><text:span text:style-name="T1">’</text:span><text:span text:style-name="T10">. Your program should continue to accept inputs until a 0 is entered for all of the integer values. At this point your program should terminate without further output.</text:span></text:h>
      <text:h text:style-name="P67" text:outline-level="3"/>
      <text:h text:style-name="P69" text:outline-level="3"><text:span text:style-name="T10">OUTPUT: For each quantum set of integers, your program will output ‘</text:span><text:span text:style-name="T21">Valid</text:span><text:span text:style-name="T10">‘ if it is a valid set of quantum integers. If the set is invalid, then you will output ‘</text:span><text:span text:style-name="T21">Invalid</text:span><text:span text:style-name="T10">’ followed by the integer name that is invalid. The input set could be invalid for a number of reasons. Your program should only print the first one. Check for </text:span><text:span text:style-name="Emphasis"><text:span text:style-name="T13">n</text:span></text:span><text:span text:style-name="T10">, then </text:span><text:span text:style-name="Emphasis"><text:span text:style-name="T13">p</text:span></text:span><text:span text:style-name="T10">, and finally </text:span><text:span text:style-name="Emphasis"><text:span text:style-name="T13">m</text:span></text:span><text:span text:style-name="T10">. </text:span></text:h>
      <text:h text:style-name="P67" text:outline-level="3"/>
      <text:h text:style-name="P68" text:outline-level="3"><text:span text:style-name="T10">EXAMPLE:<text:tab/></text:span><text:span text:style-name="T21">Enter Three Integers: 3 3 4</text:span></text:h>
      <text:h text:style-name="P70" text:outline-level="3">Invalid p</text:h>
      <text:h text:style-name="P70" text:outline-level="3">Enter Three Integers: -1 2 3</text:h>
      <text:h text:style-name="P70" text:outline-level="3">Invalid n</text:h>
      <text:h text:style-name="P70" text:outline-level="3">Enter Three Integers: 3 2 -4</text:h>
      <text:h text:style-name="P71" text:outline-level="7"><text:span text:style-name="T10"><text:s text:c="4"/><text:tab/> <text:s text:c="2"/>I</text:span><text:span text:style-name="T21">nvalid m<text:tab/></text:span></text:h>
      <text:h text:style-name="P70" text:outline-level="3">Enter Three Integers: 2 1 -1</text:h>
      <text:h text:style-name="P70" text:outline-level="3">Valid</text:h>
      <text:h text:style-name="P70" text:outline-level="3">Enter Three Integers: 0 0 0</text:h>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text:soft-page-break/>Problem #2</text:p>
      <text:p text:style-name="P3">DAY OF WEEK</text:p>
      <text:p text:style-name="P3">Novice</text:p>
      <text:p text:style-name="P5"/>
      <text:p text:style-name="P7">Source File:<text:tab/>problem2.java</text:p>
      <text:p text:style-name="P5"/>
      <text:p text:style-name="P19"/>
      <text:p text:style-name="P8">The purpose of this problem is to convert a Gregorian date given in the form: month/day/year (mm/dd/yyyy) to its day of the week (Sunday, Monday, Tuesday, …, Saturday). The following describes an algorithm for doing this:</text:p>
      <text:p text:style-name="P8"/>
      <text:p text:style-name="P8">Let M be the month of the year.</text:p>
      <text:p text:style-name="P8">Let m be the month number derived from M by the rule: m is M-2 if M ≥ 3 and m is M + 10; otherwise.</text:p>
      <text:p text:style-name="P8">Let d be the day of the month.</text:p>
      <text:p text:style-name="P8">Let y be the year of the century. (e.g. for 1984, 84 is the year of the century)</text:p>
      <text:p text:style-name="P8">If M ≤ 2, then subtract 1 from y</text:p>
      <text:p text:style-name="P8">Let c be the number of the previous century. (e.g. for 1984, 19 is the number of the previous century)</text:p>
      <text:p text:style-name="P8">Let A be the integer part of (13m - 1)/5.</text:p>
      <text:p text:style-name="P8">Let B be the integer part of y/4.</text:p>
      <text:p text:style-name="P8">Let C be the integer part of c/4.</text:p>
      <text:p text:style-name="P8">Let D be A + B + C + d + y - 2c.</text:p>
      <text:p text:style-name="P8">Let R be the remainder of D/7.</text:p>
      <text:p text:style-name="P8">Interpret R as Sunday if R = 0, Monday if R = 1, Tuesday if R = 2, etc.</text:p>
      <text:p text:style-name="P8"/>
      <text:p text:style-name="P35">INPUT:<text:tab/>Your program should accept a date in the form: <text:s/>mm/dd/yyyy at a prompt: ‘Enter date: ‘. <text:s/>You will continue accepting dates until the date: 00/00/0000 is entered. At this point your program should terminate without further output.</text:p>
      <text:p text:style-name="P23"/>
      <text:p text:style-name="P8">OUTPUT:<text:tab/>For each date, output a line in the form:</text:p>
      <text:p text:style-name="P8"/>
      <text:p text:style-name="P20"><text:tab/><text:tab/><text:tab/><text:span text:style-name="T23">mm/dd/yyyy is a XXXXXXXX </text:span></text:p>
      <text:p text:style-name="P20"/>
      <text:p text:style-name="P14"><text:span text:style-name="T1"><text:tab/><text:tab/>where </text:span><text:span text:style-name="T14">mm/dd/yyyy</text:span><text:span text:style-name="T9"> </text:span><text:span text:style-name="T1">is the date and</text:span><text:span text:style-name="T14"> XXXXXXXX</text:span><text:span text:style-name="T1"> is the day of the week..</text:span></text:p>
      <text:p text:style-name="P20"/>
      <text:p text:style-name="P23"/>
      <text:p text:style-name="P14"><text:span text:style-name="T1">EXAMPLE:<text:tab/></text:span><text:span text:style-name="T14">Enter date: 02/26/2011</text:span></text:p>
      <text:p text:style-name="P21"><text:tab/><text:tab/>02/26/2011 is a Saturday</text:p>
      <text:p text:style-name="P21"><text:tab/><text:tab/>Enter date: 11/01/1984</text:p>
      <text:p text:style-name="P21"><text:tab/><text:tab/>11/01/1984 is a Thursday</text:p>
      <text:p text:style-name="P27">Enter date: 00/00/0000</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text:soft-page-break/>Problem #3</text:p>
      <text:p text:style-name="P3">JIGGLE YOUR SQUIGGLE</text:p>
      <text:p text:style-name="P3">Advanced</text:p>
      <text:p text:style-name="P5"/>
      <text:p text:style-name="P7">Source File:<text:tab/>problem3.java</text:p>
      <text:p text:style-name="P5"/>
      <text:p text:style-name="P15"><text:span text:style-name="T1">A squiggle is a string of </text:span><text:span text:style-name="T21">n</text:span><text:span text:style-name="T1"> letters. A squiggle is legal if and only if it contains no vowels (A,E,I,O,U). You can make an illegal squiggle legal by giving it a jiggle. The following gives the steps to jiggle your squiggle:</text:span></text:p>
      <text:p text:style-name="P9"/>
      <text:p text:style-name="P42"><text:span text:style-name="T1">1.<text:tab/>Find the left-most vowel. Suppose it is in position </text:span><text:span text:style-name="T14">k</text:span><text:span text:style-name="T1"> where positions are numbered from the left starting at 1.</text:span></text:p>
      <text:p text:style-name="P43"/>
      <text:p text:style-name="P42"><text:span text:style-name="T1">2.<text:tab/>Rotate the character in position </text:span><text:span text:style-name="T14">k</text:span><text:span text:style-name="T1"> and every character to the left of position </text:span><text:span text:style-name="T14">k</text:span><text:span text:style-name="T1">. To rotate the character in position</text:span><text:span text:style-name="T14"> j</text:span><text:span text:style-name="T1">, count forward in the alphabet </text:span><text:span text:style-name="T14">j </text:span><text:span text:style-name="T1">letters and replace the current character with that new one. If you hit </text:span><text:span text:style-name="T14">Z</text:span><text:span text:style-name="T1">, then next wrap around to an </text:span><text:span text:style-name="T14">A</text:span><text:span text:style-name="T1"> and keep going if necessary.</text:span></text:p>
      <text:p text:style-name="P43"/>
      <text:p text:style-name="P43">3.<text:tab/>You must always jiggle from the left to right. So you must go back to the left and fix any new problems (newly appearing vowels), starting with the left-most vowel, before you can proceed to the right.</text:p>
      <text:p text:style-name="P9"/>
      <text:p text:style-name="P9"><text:tab/>4.<text:tab/>Continue to jiggle until your squiggle is legal.</text:p>
      <text:p text:style-name="P9"/>
      <text:p text:style-name="P15"><text:span text:style-name="T1">Here is how to jiggle the illegal squiggle </text:span><text:span text:style-name="T14">AAA</text:span><text:span text:style-name="T1">. The left-most vowel is found in position 1, an </text:span><text:span text:style-name="T14">A</text:span><text:span text:style-name="T1">. Rotate that </text:span><text:span text:style-name="T14">a</text:span><text:span text:style-name="T1"> forward one spot to obtain the illegal squiggle </text:span><text:span text:style-name="T14">BAA</text:span><text:span text:style-name="T1">. The next left-most vowel is found in position 2, another </text:span><text:span text:style-name="T14">A</text:span><text:span text:style-name="T1">. We fix this </text:span><text:span text:style-name="T14">A</text:span><text:span text:style-name="T1"> by rotating it twice and then the first character once giving the illegal squiggle </text:span><text:span text:style-name="T14">CCA</text:span><text:span text:style-name="T1">. The next left-most vowel is found in position 3, again an </text:span><text:span text:style-name="T14">A</text:span><text:span text:style-name="T1">. Now we rotate that </text:span><text:span text:style-name="T14">A</text:span><text:span text:style-name="T1"> three spots, the middle </text:span><text:span text:style-name="T14">C</text:span><text:span text:style-name="T1"> two spots, and the first </text:span><text:span text:style-name="T14">C</text:span><text:span text:style-name="T1"> one spot giving the illegal squiggle </text:span><text:span text:style-name="T14">DED</text:span><text:span text:style-name="T9">. </text:span><text:span text:style-name="T1">A vowel has appeared in position 2, which must be jiggled. Continuing on with this algorithm, we obtain the following squiggles until a legal squiggle is reached: </text:span><text:span text:style-name="T14">AAA &gt; BAA &gt; CCA &gt; DED &gt; EGD &gt; FGD</text:span></text:p>
      <text:p text:style-name="P10"/>
      <text:p text:style-name="P10">The purpose of this problem is to write a program that will convert squiggles into legal squiggles.</text:p>
      <text:p text:style-name="P10"/>
      <text:p text:style-name="P44"><text:span text:style-name="T2">INPUT:<text:tab/>Your program will accept a squiggle at the prompt: </text:span><text:span text:style-name="T15">‘Enter squiggle:</text:span><text:span text:style-name="T2"> ‘. </text:span><text:span text:style-name="T1">Only upper case letters are used in squiggles; no other characters (including whitespaces) are allowed. Any squiggle will contain at most 25 characters. Within this range you are guaranteed to make your squiggle legal. Your program should continue to accept inputs until the squiggle ‘</text:span><text:span text:style-name="T14">QUIT</text:span><text:span text:style-name="T1">’ is entered. At this point your program should terminate without further output.</text:span></text:p>
      <text:p text:style-name="P46"/>
      <text:p text:style-name="P47"><text:span text:style-name="T25">OUTPUT: <text:s/></text:span>For each input squiggle, print out the new squiggle after it has been made legal on the next line after the input.</text:p>
      <text:p text:style-name="P9"/>
      <text:p text:style-name="P16"><text:span text:style-name="T1">EXAMPLE:<text:tab/></text:span><text:span text:style-name="T14">Enter squiggle: AAA</text:span></text:p>
      <text:p text:style-name="P31">FGD</text:p>
      <text:p text:style-name="P31">Enter squiggle: AZAA</text:p>
      <text:p text:style-name="P31">GHMM</text:p>
      <text:p text:style-name="P31">Enter squiggle: HELLO</text:p>
      <text:p text:style-name="P31">MMRPT</text:p>
      <text:p text:style-name="P28">Enter squiggle: QUIT</text:p>
      <text:p text:style-name="P28"/>
      <text:p text:style-name="P28"/>
      <text:p text:style-name="P28"/>
      <text:p text:style-name="P28"/>
      <text:p text:style-name="P28"/>
      <text:p text:style-name="P28"/>
      <text:p text:style-name="P28"/>
      <text:p text:style-name="P28"/>
      <text:p text:style-name="P1"><text:soft-page-break/>Problem #4</text:p>
      <text:p text:style-name="P3">NUMBERS GAME</text:p>
      <text:p text:style-name="P3">Advanced</text:p>
      <text:p text:style-name="P5"/>
      <text:p text:style-name="P7">Source File:<text:tab/>problem4.java</text:p>
      <text:p text:style-name="P22"/>
      <text:p text:style-name="P17"><text:span text:style-name="T1">The purpose of this problem is to find two three-digit integers </text:span><text:span text:style-name="T14">a</text:span><text:span text:style-name="T1"> and </text:span><text:span text:style-name="T14">b</text:span><text:span text:style-name="T1"> such that both the following statements are true:</text:span></text:p>
      <text:p text:style-name="P11"/>
      <text:p text:style-name="P17"><text:span text:style-name="T1">1.<text:tab/>The difference between </text:span><text:span text:style-name="T14">a</text:span><text:span text:style-name="T1"> and </text:span><text:span text:style-name="T14">b</text:span><text:span text:style-name="T1"> is a three-digit perfect square, and</text:span></text:p>
      <text:p text:style-name="P11"/>
      <text:p text:style-name="P17"><text:span text:style-name="T1">2.<text:tab/>The difference between the squares of </text:span><text:span text:style-name="T14">a</text:span><text:span text:style-name="T1"> and </text:span><text:span text:style-name="T14">b</text:span><text:span text:style-name="T1"> is either 1 less or 1 more than the product of </text:span><text:span text:style-name="T14">a</text:span><text:span text:style-name="T1"> and </text:span><text:span text:style-name="T14">b</text:span><text:span text:style-name="T1">.</text:span></text:p>
      <text:p text:style-name="P11"/>
      <text:p text:style-name="P11">INPUT:<text:tab/>There is no input to this problem.</text:p>
      <text:p text:style-name="P11"/>
      <text:p text:style-name="P11">OUTPUT: <text:s/>Output the results in the following form:</text:p>
      <text:p text:style-name="P11"/>
      <text:p text:style-name="P17"><text:span text:style-name="T1"><text:tab/>The two three-digit integers are: <text:s/></text:span><text:span text:style-name="T14">a <text:s/>b</text:span></text:p>
      <text:p text:style-name="P11"/>
      <text:p text:style-name="P45"><text:span text:style-name="T1"><text:tab/>where </text:span><text:span text:style-name="T14">a</text:span><text:span text:style-name="T1"> and </text:span><text:span text:style-name="T14">b</text:span><text:span text:style-name="T1"> are the two three-digit integers that have the properties of 1 and 2. Order of the integers is irrelevant.</text:span></text:p>
      <text:p text:style-name="P11"/>
      <text:p text:style-name="P24"><text:span text:style-name="T1">EXAMPLE:<text:tab/></text:span><text:span text:style-name="T14">The two three-digit integers are: 100 999</text:span></text:p>
      <text:p text:style-name="P25"/>
      <text:p text:style-name="P48">(Note: This is not the correct result!)</text:p>
      <text:p text:style-name="P13"/>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text:soft-page-break/>Problem #5</text:p>
      <text:p text:style-name="P12">SPIRALS</text:p>
      <text:p text:style-name="P12">Advanced</text:p>
      <text:p text:style-name="P26"/>
      <text:p text:style-name="P6">Source file:<text:tab/>problem5.java </text:p>
      <text:p text:style-name="P26"/>
      <text:p text:style-name="P5">Starting with the number 1 and moving to the right in a clockwise direction a 5 by 5 spiral is formed as follows:</text:p>
      <text:p text:style-name="P5"/>
      <text:p text:style-name="P22"><text:tab/><text:tab/><text:tab/><text:tab/>21 22 23 24 25</text:p>
      <text:p text:style-name="P22"><text:tab/><text:tab/><text:tab/><text:tab/>20 <text:s/>7 <text:s/>8 <text:s/>9 10</text:p>
      <text:p text:style-name="P22"><text:tab/><text:tab/><text:tab/><text:tab/>19 <text:s/>6 <text:s/>1 <text:s/>2 11</text:p>
      <text:p text:style-name="P22"><text:tab/><text:tab/><text:tab/><text:tab/>18 <text:s/>5 <text:s/>4 <text:s/>3 12</text:p>
      <text:p text:style-name="P22"><text:tab/><text:tab/><text:tab/><text:tab/>17 16 15 14 13</text:p>
      <text:p text:style-name="P5"/>
      <text:p text:style-name="P5">One can easily verify that the sum of the integers on the diagonals is 101.</text:p>
      <text:p text:style-name="P5"><text:tab/>(21 + 7 + 1 + 3 + 13 + 17 + 5 + 9 + 25 = 101)</text:p>
      <text:p text:style-name="P5"/>
      <text:p text:style-name="P5">If we call this a 5-spiral, one might wonder what the sum of the integers on the diagonals might be for an 11-spiral or a 201-spiral or even a 1001-spiral if formed in the same way. </text:p>
      <text:p text:style-name="P5"/>
      <text:p text:style-name="P18"><text:span text:style-name="T1">The purpose of this problem is to compute the diagonal sum for an </text:span><text:span text:style-name="T14">n</text:span><text:span text:style-name="T1">-spiral given an odd integer </text:span><text:span text:style-name="T14">n</text:span><text:span text:style-name="T1">. </text:span></text:p>
      <text:p text:style-name="P5"/>
      <text:p text:style-name="P37"><text:span text:style-name="T1">INPUT:<text:tab/>Your program should accept a positive odd integer </text:span><text:span text:style-name="T14">n (n ≤ 1001</text:span><text:span text:style-name="T1">) at the prompt “</text:span><text:span text:style-name="T14">Enter integer:</text:span><text:span text:style-name="T1"> “. Your program should continue to accept inputs until a 0 is entered. At this point your program should terminate without further output.</text:span></text:p>
      <text:p text:style-name="P5"/>
      <text:p text:style-name="P36">OUTPUT:<text:tab/>For each entry, you should output a line of the form:</text:p>
      <text:p text:style-name="P36"/>
      <text:p text:style-name="P37"><text:span text:style-name="T1"><text:tab/><text:tab/>Diagonal Sum = </text:span><text:span text:style-name="T14">xxxxx</text:span></text:p>
      <text:p text:style-name="P36"/>
      <text:p text:style-name="P37"><text:span text:style-name="T1"><text:tab/>where </text:span><text:span text:style-name="T14">xxxxx</text:span><text:span text:style-name="T1"> is the desired sum.</text:span></text:p>
      <text:p text:style-name="P36"/>
      <text:p text:style-name="P37"><text:span text:style-name="T1">EXAMPLE:<text:tab/></text:span><text:span text:style-name="T14">Enter integer: 5</text:span></text:p>
      <text:p text:style-name="P38"><text:tab/>Diagonal sum = 101</text:p>
      <text:p text:style-name="P38"><text:tab/>Enter integer: 11</text:p>
      <text:p text:style-name="P38"><text:tab/>Diagonal sum = 961</text:p>
      <text:p text:style-name="P39"><text:tab/><text:tab/>Enter integer: 0</text:p>
      <text:p text:style-name="P41">Problem #6</text:p>
      <text:p text:style-name="P40">RATIONAL NUMBERS</text:p>
      <text:p text:style-name="P40">Advanced</text:p>
      <text:p text:style-name="P40"/>
      <text:p text:style-name="P50">Source file:<text:tab/>problem6.java</text:p>
      <text:p text:style-name="P50"/>
      <text:p text:style-name="P51">The rational numbers are the set of numbers that can be expressed as a ratio of two integers (they are often referred to as “fractions”). The rational numbers include all the integers, as well as numbers like 2/3 (pronounced two thirds or two over three), -4/5, and 7/17. A rational number can be expressed as two integers: a numerator and a denominator, and written n/d, where n is the numerator and d the denominator. Addition, subtraction, multiplication, and division (with operators +, -, *, and /, respectively) are all defined for rational numbers.</text:p>
      <text:p text:style-name="P51"/>
      <text:p text:style-name="P51">There are several technically correct numerators and denominators for each rational number. For example, 2/3 is the same as 4/6. However, it is generally preferred that rational numbers be expressed in “lowest terms” or “simplest form”, which is where the numerator and denominator share no common factors except 1. (Another way to look at it is that the numerator and denominator are the smallest possible integers to express that rational number.) Also, if a rational number is negative, the negative sign usually precedes the numerator (or, where the fraction bar is written horizontally, directly to the left of the bar). If the rational number is positive, no negative signs appear in its written representation. </text:p>
      <text:p text:style-name="P51"/>
      <text:p text:style-name="P51">Many programming languages (Java included) have no predefined type for rational numbers. Although floating point numbers can be substituted for rational numbers, using floating point results in loss of accuracy. The purpose of this problem is to do computations on rational numbers without loss of accuracy, giving the results as rational numbers. Your program does not need to handle any division by 0 case (either of the denominators being zero, or the second operand being zero when the operation is division).</text:p>
      <text:p text:style-name="P51"/>
      <text:p text:style-name="P51">INPUT:<text:tab/><text:tab/>Your program should accept a series of inputs of the form 'n1/d1 operation n2/d2', where n1 and <text:tab/><text:tab/>n2 are the numerators of their respective numbers, d1 and d2 are the denominators, and <text:tab/><text:tab/><text:tab/>'operation' is either +, -, *, or /. When your program receives the input “0/0 + 0/0”, it should end. <text:tab/><text:tab/><text:tab/>You may assume that the input is in the same form as the output.</text:p>
      <text:p text:style-name="P51"/>
      <text:p text:style-name="P51">OUTPUT:<text:tab/>The output should be a single rational number, expressed as 'n/d', where n is the numerator and <text:tab/><text:tab/>d the denominator. It should be in lowest terms (n and d should share no common factors except <text:tab/><text:tab/>1). If the number is positive, no negative sign should appear in the output, and if it is negative, a <text:tab/><text:tab/><text:tab/>negative sign should appear in the numerator, as in '-n/d'. If the denominator is 1, the answer <text:tab/><text:tab/><text:tab/>should be printed as an integer. Each line of output should immediately follow its input. </text:p>
      <text:p text:style-name="P51"/>
      <text:p text:style-name="P51">EXAMPLE: <text:tab/><text:span text:style-name="T33">3/4 + 1/4 </text:span></text:p>
      <text:p text:style-name="P54"><text:tab/><text:tab/>1</text:p>
      <text:p text:style-name="P54"><text:tab/><text:tab/>1/3 – 5/7 </text:p>
      <text:p text:style-name="P54"><text:tab/><text:tab/>-8/21</text:p>
      <text:p text:style-name="P54"><text:tab/><text:tab/>-1/3 * -3/4 </text:p>
      <text:p text:style-name="P54"><text:tab/><text:tab/>1/4 </text:p>
      <text:p text:style-name="P54"><text:tab/><text:tab/>-7/8 / 1/8</text:p>
      <text:p text:style-name="P54"><text:tab/><text:tab/>-7</text:p>
      <text:p text:style-name="P52"><text:tab/><text:tab/></text:p>
      <text:p text:style-name="P52"/>
      <text:p text:style-name="P41">Problem #7</text:p>
      <text:p text:style-name="P40">CRASH AND GO(RELIANS)</text:p>
      <text:p text:style-name="P56">The Gorelians are a warlike race that travel the universe conquering new worlds as a form of recreation. Generally, their space battles are fairly one-sided, but occasionally even the Gorelians get the worst of an encounter. During one such losing battle, the Gorelians’ space ship became so damaged that the Gorelians had to evacuate to the planet below. Because of the chaos (and because escape pods are not very accurate) the Gorelians were scattered across a large area of the planet (yet a small enough area that we can model the relevant planetary surface as planar, not spherical). Your job is to track their efforts to regroup. Fortunately, each escape pod was equipped with a locator that can tell the Gorelian his current coordinates on the planet, as well as with a radio that can be used to communicate with other Gorelians. Unfortunately, the range on the radios is fairly limited according to how much power one has.</text:p>
      <text:p text:style-name="P56">When a Gorelian lands on the alien planet, the first thing he does is check the radio to see if he can communicate with any other Gorelians. If he can, then he arranges a meeting point with them, and then they converge on that point. Once together, they are able to combine the power sources from their radios, which gives them a larger radio range. They then repeat the process—see who they can reach, arrange a meeting point, combine their radios—until they finally cannot contact any more Gorelians.</text:p>
      <text:p text:style-name="P55"><text:span text:style-name="T26">Gorelian technology allows two-way communication as long as </text:span><text:span text:style-name="Emphasis"><text:span text:style-name="T26">at least one of them</text:span></text:span><text:span text:style-name="T26"> has a radio with enough range to cover the distance between them. For example, suppose Alice has a radio with a range of 40 km, and Bob has a range of 30 km, but they are 45 km apart (Figure 1). Since neither has a radio with enough range to reach the other, they cannot talk. However, suppose they were only 35 km apart (Figure 2). Bob’s radio still does not have enough range to reach Alice, but that does not matter—they can still talk because Alice’s radio has enough range to reach Bob.</text:span></text:p>
      <table:table table:name="Table2" table:style-name="Table2">
        <table:table-column table:style-name="Table2.A"/>
        <table:table-column table:style-name="Table2.B"/>
        <table:table-row>
          <table:table-cell table:style-name="Table2.A1" office:value-type="string">
            <text:p text:style-name="P58"><draw:frame draw:style-name="fr1" draw:name="graphics1" text:anchor-type="as-char" svg:width="1.8752in" svg:height="1.7709in" draw:z-index="0"><draw:image xlink:href="http://mcicpc.cs.atu.edu/archives/2011/mcpc2011/crash/range1.png" xlink:type="simple" xlink:show="embed" xlink:actuate="onLoad"/></draw:frame></text:p>
          </table:table-cell>
          <table:table-cell table:style-name="Table2.A1" office:value-type="string">
            <text:p text:style-name="P58"><draw:frame draw:style-name="fr1" draw:name="graphics2" text:anchor-type="as-char" svg:width="1.8752in" svg:height="1.7709in" draw:z-index="1"><draw:image xlink:href="http://mcicpc.cs.atu.edu/archives/2011/mcpc2011/crash/range2.png" xlink:type="simple" xlink:show="embed" xlink:actuate="onLoad"/></draw:frame></text:p>
          </table:table-cell>
        </table:table-row>
        <table:table-row>
          <table:table-cell table:style-name="Table2.A1" office:value-type="string">
            <text:p text:style-name="P59"><text:span text:style-name="T6">Figure 1: Alice and Bob can </text:span><text:span text:style-name="Strong_20_Emphasis"><text:span text:style-name="T6">not</text:span></text:span><text:span text:style-name="T6">talk</text:span></text:p>
          </table:table-cell>
          <table:table-cell table:style-name="Table2.A1" office:value-type="string">
            <text:p text:style-name="P60">Figure 2: Alice and Bob can talk</text:p>
          </table:table-cell>
        </table:table-row>
      </table:table>
      <text:p text:style-name="P55"><text:span text:style-name="T26">If a Gorelian successfully contacts other Gorelians, they will meet at the point that is the average of all their locations. In the case of Alice and Bob, this would simply be the midpoint of A and B (Figure 3). Note that the Gorelians turn off their radios while traveling; they will not attempt to communicate with anyone else until they have all gathered at the meeting point. Once the Gorelians meet, they combine their radios to make a new radio with a larger range. In particular, the </text:span><text:span text:style-name="Emphasis"><text:span text:style-name="T26">area</text:span></text:span><text:span text:style-name="T26"> covered by the new radio is equal to the sum of the </text:span><text:span text:style-name="Emphasis"><text:span text:style-name="T26">areas</text:span></text:span><text:span text:style-name="T26"> covered by the old radio. In our example, Alice had a range of 40 km, so her radio covered an area of 1600π km. Bob’s radio covered an area of 900π km. So when they combine their radios they can cover 2500π km—meaning they have a range of 50 km. At this point they will try again to contact other Gorelians.</text:span></text:p>
      <table:table table:name="Table3" table:style-name="Table3">
        <table:table-column table:style-name="Table3.A"/>
        <table:table-column table:style-name="Table3.B"/>
        <table:table-row>
          <table:table-cell table:style-name="Table3.A1" office:value-type="string">
            <text:p text:style-name="P58"><draw:frame draw:style-name="fr1" draw:name="graphics3" text:anchor-type="as-char" svg:width="1.8752in" svg:height="1.7709in" draw:z-index="2"><draw:image xlink:href="http://mcicpc.cs.atu.edu/archives/2011/mcpc2011/crash/merge1.png" xlink:type="simple" xlink:show="embed" xlink:actuate="onLoad"/></draw:frame></text:p>
          </table:table-cell>
          <table:table-cell table:style-name="Table3.A1" office:value-type="string">
            <text:p text:style-name="P58"><draw:frame draw:style-name="fr1" draw:name="graphics4" text:anchor-type="as-char" svg:width="1.8752in" svg:height="1.7709in" draw:z-index="3"><draw:image xlink:href="http://mcicpc.cs.atu.edu/archives/2011/mcpc2011/crash/merge2.png" xlink:type="simple" xlink:show="embed" xlink:actuate="onLoad"/></draw:frame></text:p>
          </table:table-cell>
        </table:table-row>
        <table:table-row>
          <table:table-cell table:style-name="Table3.A1" office:value-type="string">
            <text:p text:style-name="P60">Figure 3: Alice and Bob agree to meet at the midpoint</text:p>
          </table:table-cell>
          <table:table-cell table:style-name="Table3.A1" office:value-type="string">
            <text:p text:style-name="P60">Figure 4: Alice and Bob combine their radios</text:p>
          </table:table-cell>
        </table:table-row>
      </table:table>
      <text:p text:style-name="P56"><text:soft-page-break/>This process continues until no more Gorelians can be contacted. As an example, suppose the following Gorelians have all landed and all have a radio range of 30 km:  Alice (100, 100), Bob (130, 80), Cathy (80, 60), and Dave (120, 150). At this point, none of the Gorelians can contact anyone else (Figure 5). Now Eddy lands at position (90, 80) (Figure 6). Eddy can contact Alice and Cathy, so they arrange to meet at (90, 80), which is the average of their locations. Combining their radios gives them a range of √2700 ≈ 51.96 km (Figure 7).</text:p>
      <table:table table:name="Table4" table:style-name="Table4">
        <table:table-column table:style-name="Table4.A"/>
        <table:table-column table:style-name="Table4.B"/>
        <table:table-row>
          <table:table-cell table:style-name="Table4.A1" office:value-type="string">
            <text:p text:style-name="P58"><draw:frame draw:style-name="fr1" draw:name="graphics5" text:anchor-type="as-char" svg:width="2.2917in" svg:height="2.6043in" draw:z-index="4"><draw:image xlink:href="http://mcicpc.cs.atu.edu/archives/2011/mcpc2011/crash/cascade1.png" xlink:type="simple" xlink:show="embed" xlink:actuate="onLoad"/></draw:frame></text:p>
          </table:table-cell>
          <table:table-cell table:style-name="Table4.A1" office:value-type="string">
            <text:p text:style-name="P58"><draw:frame draw:style-name="fr1" draw:name="graphics6" text:anchor-type="as-char" svg:width="2.2917in" svg:height="2.6043in" draw:z-index="5"><draw:image xlink:href="http://mcicpc.cs.atu.edu/archives/2011/mcpc2011/crash/cascade2.png" xlink:type="simple" xlink:show="embed" xlink:actuate="onLoad"/></draw:frame></text:p>
          </table:table-cell>
        </table:table-row>
        <table:table-row>
          <table:table-cell table:style-name="Table4.A1" office:value-type="string">
            <text:p text:style-name="P60">Figure 5: Nobody can talk</text:p>
          </table:table-cell>
          <table:table-cell table:style-name="Table4.A1" office:value-type="string">
            <text:p text:style-name="P60">Figure 6: Eddy joins the group</text:p>
          </table:table-cell>
        </table:table-row>
      </table:table>
      <text:p text:style-name="P56">Now they check again with their new improved range and find that they can reach Bob. So they meet Bob at (110, 80) and combine their radios to get a new radio with a range of 60 (Figure 8). Unfortunately, this is not far enough to be able to reach Dave, so Dave remains isolated.</text:p>
      <table:table table:name="Table5" table:style-name="Table5">
        <table:table-column table:style-name="Table5.A"/>
        <table:table-column table:style-name="Table5.B"/>
        <table:table-row>
          <table:table-cell table:style-name="Table5.A1" office:value-type="string">
            <text:p text:style-name="P58"><draw:frame draw:style-name="fr1" draw:name="graphics7" text:anchor-type="as-char" svg:width="2.2917in" svg:height="2.6043in" draw:z-index="6"><draw:image xlink:href="http://mcicpc.cs.atu.edu/archives/2011/mcpc2011/crash/cascade3.png" xlink:type="simple" xlink:show="embed" xlink:actuate="onLoad"/></draw:frame></text:p>
          </table:table-cell>
          <table:table-cell table:style-name="Table5.A1" office:value-type="string">
            <text:p text:style-name="P58"><draw:frame draw:style-name="fr1" draw:name="graphics8" text:anchor-type="as-char" svg:width="2.2917in" svg:height="2.6043in" draw:z-index="7"><draw:image xlink:href="http://mcicpc.cs.atu.edu/archives/2011/mcpc2011/crash/cascade4.png" xlink:type="simple" xlink:show="embed" xlink:actuate="onLoad"/></draw:frame></text:p>
          </table:table-cell>
        </table:table-row>
        <table:table-row>
          <table:table-cell table:style-name="Table5.A1" office:value-type="string">
            <text:p text:style-name="P60">Figure 7: Alice, Cathy, and Eddy team up</text:p>
          </table:table-cell>
          <table:table-cell table:style-name="Table5.A1" office:value-type="string">
            <text:p text:style-name="P60">Figure 8: Bob joins the group</text:p>
          </table:table-cell>
        </table:table-row>
      </table:table>
      <text:p text:style-name="P55"><text:span text:style-name="T28">Input:</text:span><text:span text:style-name="T26">  The input will consist of one or more data sets. Each data set will begin with an integer </text:span><text:span text:style-name="Variable"><text:span text:style-name="T26">N</text:span></text:span><text:span text:style-name="T26"> representing the number of Gorelians for this dataset (1 ≤ </text:span><text:span text:style-name="Variable"><text:span text:style-name="T26">N</text:span></text:span><text:span text:style-name="T26"> ≤ 100). A value of </text:span><text:span text:style-name="Variable"><text:span text:style-name="T26">N</text:span></text:span><text:span text:style-name="T26"> = 0 will signify the end of the input.</text:span></text:p>
      <text:p text:style-name="P55"><text:span text:style-name="T26">Next will come </text:span><text:span text:style-name="Variable"><text:span text:style-name="T26">N</text:span></text:span><text:span text:style-name="T26"> lines each containing three integers </text:span><text:span text:style-name="Variable"><text:span text:style-name="T26">X</text:span></text:span><text:span text:style-name="T26">, </text:span><text:span text:style-name="Variable"><text:span text:style-name="T26">Y</text:span></text:span><text:span text:style-name="T26">, and </text:span><text:span text:style-name="Variable"><text:span text:style-name="T26">R</text:span></text:span><text:span text:style-name="T26"> representing the x- and y-coordinate where the Gorelian lands and the range of the radio (0 ≤ </text:span><text:span text:style-name="Variable"><text:span text:style-name="T26">X</text:span></text:span><text:span text:style-name="T26"> ≤ 1000, 0 ≤ </text:span><text:span text:style-name="Variable"><text:span text:style-name="T26">Y</text:span></text:span><text:span text:style-name="T26"> ≤ 1000, and 1 ≤ </text:span><text:span text:style-name="Variable"><text:span text:style-name="T26">R</text:span></text:span><text:span text:style-name="T26"> ≤ 1000). Note that only the Gorelians' </text:span><text:span text:style-name="Emphasis"><text:span text:style-name="T26">initial</text:span></text:span><text:span text:style-name="T26"> coordinates/range will be integral; after merging with other Gorelians they may no longer be integral. </text:span><text:span text:style-name="Emphasis"><text:span text:style-name="T26">You should use double-precision arithmetic for all computations.</text:span></text:span></text:p>
      <text:p text:style-name="P56">The Gorelians land in the order in which they appear in the input file. When a Gorelian lands, he merges with any Gorelians he can contact, and the process keeps repeating until no further merges can be made. The next Gorelian does not land until all previous merges have been completed.</text:p>
      <text:p text:style-name="P57"><text:span text:style-name="T31">Output:</text:span><text:span text:style-name="T30">  The output will be one line per data set, reporting the number of independent groups of Gorelians that remain at the end of the process.</text:span></text:p>
      <text:p text:style-name="P53"><text:soft-page-break/><text:span text:style-name="T8">EXAMPLE</text:span><text:span text:style-name="T7"> </text:span></text:p>
      <text:p text:style-name="P61"/>
      <text:p text:style-name="P53"><text:span text:style-name="T8">INPUT:<text:tab/><text:tab/></text:span><text:span text:style-name="T32">5 </text:span></text:p>
      <text:p text:style-name="P62"><text:tab/><text:tab/>100 100 30 </text:p>
      <text:p text:style-name="P62"><text:tab/><text:tab/>130 80 30 </text:p>
      <text:p text:style-name="P62"><text:tab/><text:tab/>80 60 30 </text:p>
      <text:p text:style-name="P62"><text:tab/><text:tab/>120 150 30 </text:p>
      <text:p text:style-name="P62"><text:tab/><text:tab/>90 80 30 </text:p>
      <text:p text:style-name="P62"><text:tab/><text:tab/>6 </text:p>
      <text:p text:style-name="P62"><text:tab/><text:tab/>100 100 50 </text:p>
      <text:p text:style-name="P62"><text:tab/><text:tab/>145 125 10 </text:p>
      <text:p text:style-name="P62"><text:tab/><text:tab/>60 140 15 </text:p>
      <text:p text:style-name="P62"><text:tab/><text:tab/>160 145 20 </text:p>
      <text:p text:style-name="P62"><text:tab/><text:tab/>130 135 25 </text:p>
      <text:p text:style-name="P62"><text:tab/><text:tab/>80 80 30 </text:p>
      <text:p text:style-name="P62"><text:tab/><text:tab/>0 </text:p>
      <text:p text:style-name="P63"/>
      <text:p text:style-name="P53"><text:span text:style-name="T27">OUTPUT:</text:span><text:span text:style-name="T29"><text:tab/>2</text:span></text:p>
      <text:p text:style-name="P63"><text:tab/><text:tab/>3</text:p>
      <text:p text:style-name="P63"/>
      <text:p text:style-name="P64"/>
      <text:p text:style-name="P66">Problem #8</text:p>
      <text:p text:style-name="P65">MYSTERY</text:p>
      <text:p text:style-name="P63">Input</text:p>
      <text:p text:style-name="P64">The first line of input contains a single integer P, (1 ≤ P ≤ 1000), which is the number of data sets</text:p>
      <text:p text:style-name="P64">that follow. Each data set consists of several lines. Each data set should be processed identically and</text:p>
      <text:p text:style-name="P64">independently.</text:p>
      <text:p text:style-name="P64">The first line of each data set contains an integer D which is the data set number. The second line</text:p>
      <text:p text:style-name="P64">contains no more than the 93 distinct printable ASCII characters. The third line contains an integer,</text:p>
      <text:p text:style-name="P64">N (1 ≤ N ≤ 512), which is the number of integers on the next (fourth) line of the dataset. Each integer</text:p>
      <text:p text:style-name="P64">on the fourth line is in the range −X to X where X is the number of characters on the second line</text:p>
      <text:p text:style-name="P64">minus 1.</text:p>
      <text:p text:style-name="P63">Output</text:p>
      <text:p text:style-name="P64">For each data set there is one correct line of output. It contains the data set number (D) followed by</text:p>
      <text:p text:style-name="P64">a single space, followed by a string of length N made of the characters on the second line of the input</text:p>
      <text:p text:style-name="P64">EXAMPLE</text:p>
      <text:p text:style-name="P64">INPUT</text:p>
      <text:p text:style-name="P62">7</text:p>
      <text:p text:style-name="P62">1</text:p>
      <text:p text:style-name="P62">MAC</text:p>
      <text:p text:style-name="P62">3</text:p>
      <text:p text:style-name="P62">1 1 1</text:p>
      <text:p text:style-name="P62">2</text:p>
      <text:p text:style-name="P62">IW2C0NP3OS 1RLDFA</text:p>
      <text:p text:style-name="P62">22</text:p>
      <text:p text:style-name="P62">0 3 3 -3 7 -8 2 7 -4 3 8 7 4 1 1 -4 5 2 5 -6 -3 -4</text:p>
      <text:p text:style-name="P62">3</text:p>
      <text:p text:style-name="P62">G.IETSNPRBU </text:p>
      <text:p text:style-name="P62">17</text:p>
      <text:p text:style-name="P62">2 4 5 -6 -1 -3 -2 -4 -4 1 -1 5 -3 4 1 -2 4</text:p>
      <text:p text:style-name="P62">4</text:p>
      <text:p text:style-name="P62">PIBN MRDSYEO</text:p>
      <text:p text:style-name="P62">16</text:p>
      <text:p text:style-name="P62">-4 4 -1 4 5 3 -5 4 -3 -3 -2 -5 -5 -3 1 3</text:p>
      <text:p text:style-name="P62">5</text:p>
      <text:p text:style-name="P62">D^obV@k"W*B&amp;#]4!NcF$’lj%(d6XG5fi&lt;Hxz7)2Lt~=8aQuvh}r_m+C9eI‘-.&gt;EwYyngZRsJKpqO{[\U|MPS,;T?031/A</text:p>
      <text:p text:style-name="P62">93</text:p>
      <text:p text:style-name="P62">-1 11 44 39 -31 -44 10 5 24 14 1 -33 42 28 -34 7 -37 24 14 3 -7 18 4 19 37 4 20 2 41 -42 18 15 -3 10 7 12 -11 -41 14 8 31 -26 37 -19 -17 -9 -16 15 31 14 29 -22 1 -24 20 -30 6 1 16 -29 31 -30 6 17 -43 -10 7 7 4 -22 10 -2 15 13 14 2 6 -17 34 -27 28 29 -28 2 33 -13 -15 6 -31 24 41 29 26</text:p>
      <text:p text:style-name="P62">6</text:p>
      <text:p text:style-name="P62">I</text:p>
      <text:p text:style-name="P62">1</text:p>
      <text:p text:style-name="P62">0</text:p>
      <text:p text:style-name="P62">7</text:p>
      <text:p text:style-name="P62">I</text:p>
      <text:p text:style-name="P62">13</text:p>
      <text:p text:style-name="P62">0 0 0 0 0 0 0 0 0 0 0 0 0</text:p>
      <text:p text:style-name="P62"/>
      <text:p text:style-name="P64">OUTPUT</text:p>
      <text:p text:style-name="P62">1 ACM</text:p>
      <text:p text:style-name="P62">2 ICPC 2013 WORLD FINALS</text:p>
      <text:p text:style-name="P62">3 IN ST. PETERSBURG</text:p>
      <text:p text:style-name="P62">4 SPONSORED BY IBM</text:p>
      <text:p text:style-name="P62">5 ABCDEFGHIJKLMNOPQRSTUVWXYZ0123456789abcdefghijklmnopqrstuvwxyz~’!@#$%^&amp;*()_+-={}[]\|’";/.,&lt;&gt;?</text:p>
      <text:p text:style-name="P62">6 I</text:p>
      <text:p text:style-name="P62">7 IIIIIIIIIIIII</text:p>
      <text:p text:style-name="P66">Problem #9</text:p>
      <text:p text:style-name="P65">A Mine!</text:p>
      <text:p text:style-name="P64">A certain wizard wishes to lead his party of allies across a tall mountain range. Since traveling over the mountains is very difficult, he decides that the best option is to lead them through a tunnel system that runs beneath the mountains. His memories of this tunnel system—an old mine—are quite crisp, so he remembers all its intersections and tunnels. He knows of several entrances and exits, and it makes no difference to him which entrance and exit the party takes. However, he does know that this mine is dangerous, and, using his wizardly powers, he has been able to assign a non-negative “danger number” to each intersection and path. Since his expedition is of great importance and contains some inexperienced members, he seeks the least dangerous path through the mine.</text:p>
      <text:p text:style-name="P64"/>
      <text:p text:style-name="P64">Figure 1 shows a diagram of such a mine. Each of the circles represents an intersection, and each of the lines represents a tunnel. All tunnels can be taken both ways. The left-most intersections are entrances (and labeled as such), and the rightmost are exits. Each intersection and tunnel is labeled with a number, which represents the danger present there. The total danger of a path from one intersection to another is the sum of all the danger numbers on that path, including both the start and end intersections. Your program must, given a mine, find the path from any entrance to any exit of that mine with the minimum total danger. Note that this diagram is a 2D diagram of a 3D mine, and the tunnels only intersect at intersections. The tunnels between C and G, and D and F do not cross.</text:p>
      <text:p text:style-name="P64"/>
      <text:p text:style-name="P63">Input</text:p>
      <text:p text:style-name="P64">The input will consist of a series of mine specifications. Each mine is specified in a series of lines. The first line will consist of two integers—the number of intersections (n) and the number of tunnels (m). The next n lines will specify each intersection, beginning with its name (a single character), followed by whether it is an entrance, an exit, or neither (using the characters<text:span text:style-name="T37"> </text:span><text:span text:style-name="T38">'I'</text:span><text:span text:style-name="T37"> </text:span>for “in” (entrance),<text:span text:style-name="T34"> </text:span><text:span text:style-name="T35">'O'</text:span> for “out” (exit), or<text:span text:style-name="T35"> 'N' </text:span>for “neither”), and then its danger number (an integer). Finally, the number of tunnels at this intersection is given. These four pieces of information will be given for each of the n intersections. After that will follow m lines describing the tunnels. Each tunnel will have three pieces of information given on its line. The first two will be the names of the two intersections it is attached to, and the last one will be a single integer giving the tunnel's danger number. Your program should exit on the mine whose first input line is <text:span text:style-name="T24">0 0</text:span>. </text:p>
      <text:p text:style-name="P64"/>
      <text:p text:style-name="P63">Output</text:p>
      <text:p text:style-name="P64">The output should be a single integer followed by a series of characters (separated by spaces). The number should be the total danger of the path taken, and the characters should be the names of the tunnels visited, in order.</text:p>
      <text:p text:style-name="P64"/>
      <text:p text:style-name="P64">EXAMPLE<text:tab/><text:span text:style-name="T35">10 16</text:span></text:p>
      <text:p text:style-name="P64"><text:span text:style-name="T35"><text:tab/><text:tab/>A I 1 2</text:span></text:p>
      <text:p text:style-name="P64"><text:span text:style-name="T35"><text:tab/><text:tab/>B I 0 2</text:span></text:p>
      <text:p text:style-name="P64"><text:span text:style-name="T35"><text:tab/><text:tab/>C N 2 3</text:span></text:p>
      <text:p text:style-name="P64"><text:span text:style-name="T35"><text:tab/><text:tab/>D N 1 6</text:span></text:p>
      <text:p text:style-name="P64"><text:span text:style-name="T35"><text:tab/><text:tab/>E N 0 3</text:span></text:p>
      <text:p text:style-name="P64"><text:span text:style-name="T35"><text:tab/><text:tab/>F N 3 4</text:span></text:p>
      <text:p text:style-name="P64"><text:span text:style-name="T35"><text:tab/><text:tab/>G N 5 4</text:span></text:p>
      <text:p text:style-name="P64"><text:span text:style-name="T35"><text:tab/><text:tab/>H N 15 3</text:span></text:p>
      <text:p text:style-name="P64"><text:span text:style-name="T35"><text:tab/><text:tab/>I O 3 2</text:span></text:p>
      <text:p text:style-name="P64"><text:span text:style-name="T35"><text:tab/><text:tab/>J O 6 3</text:span></text:p>
      <text:p text:style-name="P64"><text:span text:style-name="T35"><text:tab/><text:tab/>A C 6</text:span></text:p>
      <text:p text:style-name="P64"><text:span text:style-name="T35"><text:tab/><text:tab/>A D 2</text:span></text:p>
      <text:p text:style-name="P64"><text:span text:style-name="T35"><text:tab/><text:tab/>B D 1</text:span></text:p>
      <text:p text:style-name="P64"><text:span text:style-name="T35"><text:tab/><text:tab/>B E 0</text:span></text:p>
      <text:p text:style-name="P64"><text:span text:style-name="T35"><text:tab/><text:tab/>C F 0</text:span></text:p>
      <text:p text:style-name="P64"><text:span text:style-name="T35"><text:tab/><text:tab/>C G 9</text:span></text:p>
      <text:p text:style-name="P64"><text:span text:style-name="T35"><text:tab/><text:tab/>D F 24</text:span></text:p>
      <text:p text:style-name="P64"><text:span text:style-name="T35"><text:tab/><text:tab/>D G 4</text:span></text:p>
      <text:p text:style-name="P64"><text:span text:style-name="T35"><text:tab/><text:tab/>D H 6</text:span></text:p>
      <text:p text:style-name="P64"><text:span text:style-name="T35"><text:tab/><text:tab/>D E 2</text:span></text:p>
      <text:p text:style-name="P64"><text:span text:style-name="T35"><text:tab/><text:tab/>E H 8</text:span></text:p>
      <text:p text:style-name="P64"><text:soft-page-break/><text:span text:style-name="T35"><text:tab/><text:tab/>F I 1</text:span></text:p>
      <text:p text:style-name="P64"><text:span text:style-name="T35"><text:tab/><text:tab/>F J 5</text:span></text:p>
      <text:p text:style-name="P64"><text:span text:style-name="T35"><text:tab/><text:tab/>G I 6</text:span></text:p>
      <text:p text:style-name="P64"><text:span text:style-name="T35"><text:tab/><text:tab/>G J 9</text:span></text:p>
      <text:p text:style-name="P64"><text:span text:style-name="T35"><text:tab/><text:tab/>H J 4</text:span></text:p>
      <text:p text:style-name="P64"><text:span text:style-name="T35"><text:tab/><text:tab/>16 A C F I</text:span></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Normal_20__28_Web_29_" style:display-name="Normal (Web)" style:family="paragraph" style:parent-style-name="Standard">
      <style:paragraph-properties fo:margin-top="0.0693in" fo:margin-bottom="0.0693in"/>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Teletype" style:family="text">
      <style:text-properties style:font-name="Courier New1" style:font-name-asian="NSimSun" style:font-name-complex="Courier New1"/>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anne Miller</meta:initial-creator>
    <meta:creation-date>2014-11-13T12:21:24</meta:creation-date>
    <dc:date>2014-11-18T17:17:15</dc:date>
    <meta:editing-duration>P4DT3H19M12S</meta:editing-duration>
    <meta:editing-cycles>22</meta:editing-cycles>
    <meta:generator>LibreOffice/3.5$Linux_X86_64 LibreOffice_project/350m1$Build-2</meta:generator>
    <dc:creator>Nathaniel Schleicher</dc:creator>
    <meta:document-statistic meta:table-count="4" meta:image-count="8" meta:object-count="0" meta:page-count="12" meta:paragraph-count="255" meta:word-count="3782" meta:character-count="19962" meta:non-whitespace-character-count="16188"/>
  </office:meta>
</office:document-meta>
</file>